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background-color="#ffff00"/>
    </style:style>
    <style:style style:name="T6" style:family="text">
      <style:text-properties fo:color="#94476b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X0Y X1Y X2Y</text:h>
      <text:p text:style-name="Standard">X3Y X4Y X5Y X6Y</text:p>
      <text:list text:style-name="L1">
        <text:list-item>
          <text:p text:style-name="P1">X7Y X8Y <text:span text:style-name="T1">X9Y X10Y X11Y X12Y X13Y</text:span> X14Y <text:span text:style-name="T5">X15Y X16Y X17Y X18Y X19Y</text:span> X20Y X21Y X22Y X23Y X24Y X25Y X26Y X27Y</text:p>
          <text:list>
            <text:list-item>
              <text:p text:style-name="P1">X28Y X29Y <text:span text:style-name="T2">X30Y X31Y</text:span></text:p>
              <text:list>
                <text:list-item>
                  <text:p text:style-name="P1"><text:span text:style-name="T3">X32Y X33Y</text:span> X34Y X35Y</text:p>
                </text:list-item>
              </text:list>
            </text:list-item>
          </text:list>
        </text:list-item>
        <text:list-item>
          <text:p text:style-name="P1">X36Y X37Y X38Y X39Y</text:p>
        </text:list-item>
      </text:list>
      <text:p text:style-name="Standard">X40Y X41Y X42Y X43Y <text:span text:style-name="T6">X44Y X45Y X46Y X47Y</text:span> X48Y X49Y X50Y</text:p>
      <text:h text:style-name="Heading_20_2" text:outline-level="2">X51Y X52Y</text:h>
      <text:p text:style-name="Standard">X53Y X54Y X55Y X56Y X57Y <text:span text:style-name="T4">X58Y X59Y X60Y X61Y X62Y</text:span> X63Y X64Y X65Y X66Y X67Y X68Y X69Y X70Y X71Y X72Y X73Y X74Y X75Y</text:p>
      <text:p text:style-name="Standard">X76Y X77Y X78Y X79Y X80Y X81Y X82Y X83Y X84Y X85Y X86Y X87Y X88Y X89Y X90Y X91Y X92Y X93Y X94Y X95Y X96Y X97Y X98Y X99Y X100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9T12:39:40</meta:creation-date>
    <dc:date>2008-05-19T13:46:36</dc:date>
    <meta:editing-cycles>2</meta:editing-cycles>
    <meta:editing-duration>PT1H6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01" meta:character-count="486"/>
  </office:meta>
</office:document-meta>
</file>